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3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7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8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/>
    </style:style>
    <style:style style:name="gr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layer="layout" svg:width="0.753cm" svg:height="0.374cm" svg:x="2.421cm" svg:y="1.148cm" svg:viewBox="0 0 754 375" svg:d="m12 3c-54 15 92 180 112 215 30 53 158 109 210 148 44 34 169-45 201-69 52-40 131-27 166-8 109 62 23-49-12-87-27-30-120-55-162-71-71-28-97-75-161-111-60-34-117-19-181-1-40 12-122-20-173-16z">
          <text:p/>
        </draw:path>
        <draw:path draw:style-name="gr2" draw:layer="layout" svg:width="0.632cm" svg:height="0.436cm" svg:x="2.173cm" svg:y="3.836cm" svg:viewBox="0 0 633 437" svg:d="m333 49c83 58 214 98 293 182 11 33 6 70 6 105-10 44-40 70-77 94-94 24-191-15-281-42-80-13-172-42-221-110-77-91-54-166-31-278 103 20 206 37 311 49z">
          <text:p/>
        </draw:path>
        <draw:path draw:style-name="gr3" draw:layer="layout" svg:width="0.448cm" svg:height="0.883cm" svg:x="2.091cm" svg:y="3.04cm" svg:viewBox="0 0 449 884" svg:d="m257 26c77 96 69 134 170 289-18 90 16 176 22 264-18 78 5 201-48 256-93 70-235 67-287-22 9-35 2-56 18-93 45-96 24-206 9-308-2-134-146-232-141-366 76-28 209-76 257-20z">
          <text:p/>
        </draw:path>
        <draw:path draw:style-name="gr2" draw:layer="layout" svg:width="0.584cm" svg:height="0.208cm" svg:x="2.191cm" svg:y="4.002cm" svg:viewBox="0 0 585 209" svg:d="m585 204c-112 10-233 9-314-35-100-26-189-57-271-169">
          <text:p/>
        </draw:path>
        <draw:path draw:style-name="gr2" draw:layer="layout" svg:width="0.641cm" svg:height="0.318cm" svg:x="1.396cm" svg:y="3.919cm" svg:viewBox="0 0 642 319" svg:d="m319 0c-112 22-204 43-300 112-21 26-20 50-18 81 8 27 18 54 25 81 97 9 204 68 305 35 107 1 214-36 303-100 20-60-2-142-7-209-98 31-209 26-308 0z">
          <text:p/>
        </draw:path>
        <draw:path draw:style-name="gr2" draw:layer="layout" svg:width="0.598cm" svg:height="0.091cm" svg:x="1.421cm" svg:y="4.091cm" svg:viewBox="0 0 599 92" svg:d="m0 50c115-20 229 56 349 40 111-4 168-85 250-90">
          <text:p/>
        </draw:path>
        <draw:path draw:style-name="gr3" draw:layer="layout" svg:width="0.433cm" svg:height="0.913cm" svg:x="1.697cm" svg:y="3.047cm" svg:viewBox="0 0 434 914" svg:d="m140 18c-5 27-113 198-103 245 33 99-6 178-31 279 1 98-30 262 40 335 100 40 201 65 287-22-44-136-17-266 4-408 1-134 102-231 97-365-76-29-246-121-294-64z">
          <text:p/>
        </draw:path>
        <draw:path draw:style-name="gr4" draw:layer="layout" svg:width="1.055cm" svg:height="1.491cm" svg:x="1.589cm" svg:y="1.799cm" svg:viewBox="0 0 1056 1492" svg:d="m1056 1432c-99-122-45-334-32-473-43-175 11-348-26-522-17-110 84-211 29-307-63-85-222-125-329-130-137 20-275 2-411 31-101 44-276 77-287 185-5 98 97 254 52 342-14 157-60 334-38 492 31 183-23 259-3 442 159-90 344-1 523-21 151-54 428 75 522-39z">
          <text:p/>
        </draw:path>
        <draw:path draw:style-name="gr5" draw:layer="layout" svg:width="0.47cm" svg:height="0.372cm" svg:x="1.933cm" svg:y="1.717cm" svg:viewBox="0 0 471 373" svg:d="m0 229c23 171 331 188 471 63-22-95-28-204-109-270-76-27-157-23-236-19-71 33-125 163-126 226z">
          <text:p/>
        </draw:path>
        <draw:path draw:style-name="gr5" draw:layer="layout" svg:width="1.067cm" svg:height="1.465cm" svg:x="1.616cm" svg:y="0.297cm" svg:viewBox="0 0 1068 1466" svg:d="m17 322c-50 169 22 369 67 535-65 206-56 394 139 559 227 74 711 108 789-211 48-401-39-170 52-506 30-434-124-728-532-697-283-9-404 136-515 320z">
          <text:p/>
        </draw:path>
        <draw:path draw:style-name="gr1" draw:layer="layout" svg:width="0.937cm" svg:height="0.623cm" svg:x="1.689cm" svg:y="1.236cm" svg:viewBox="0 0 938 624" svg:d="m476 3c-196-11-298 105-410 175-19 6-32 32-47 49-59 124 27 259 138 336 93 54 187 72 289 54 96-17 201-12 286-58 141-21 190-97 206-234-6-94-52-204-132-250-104-30-222-90-330-72zm-28 119c64 19 189 56 238 98 20 82-19 163-103 153-55-66-165-50-227 12-73 14-104-74-102-135 24-65 139-94 194-128z">
          <text:p/>
        </draw:path>
        <draw:path draw:style-name="gr6" draw:layer="layout" svg:width="0.197cm" svg:height="0.225cm" svg:x="2.253cm" svg:y="0.786cm" svg:viewBox="0 0 198 226" svg:d="m22 70c-50 105-14 168 90 154 31 15 99-62 84-113 14-138-105-143-174-41z">
          <text:p/>
        </draw:path>
        <draw:path draw:style-name="gr6" draw:layer="layout" svg:width="0.198cm" svg:height="0.236cm" svg:x="1.874cm" svg:y="0.781cm" svg:viewBox="0 0 199 237" svg:d="m122 0c-91 17-135 80-119 174 103 179 307-72 119-174z">
          <text:p/>
        </draw:path>
        <draw:path draw:style-name="gr4" draw:layer="layout" svg:width="0.095cm" svg:height="0.123cm" svg:x="2.297cm" svg:y="0.853cm" svg:viewBox="0 0 96 124" svg:d="m84 38c18 1-22-72-69-18-37 41 2 98 28 103 54 9 64-77 41-85z">
          <text:p/>
        </draw:path>
        <draw:path draw:style-name="gr4" draw:layer="layout" svg:width="0.111cm" svg:height="0.114cm" svg:x="1.895cm" svg:y="0.848cm" svg:viewBox="0 0 112 115" svg:d="m58 14c16-33-77-8-55 70 16 53 75 22 80 19 59-37 13-136-25-89z">
          <text:p/>
        </draw:path>
        <draw:path draw:style-name="gr7" draw:layer="layout" svg:width="0.196cm" svg:height="0.258cm" svg:x="2.018cm" svg:y="0.984cm" svg:viewBox="0 0 197 259" svg:d="m74 3c-40 76-155 260 22 256 165 0 79-188 75-259">
          <text:p/>
        </draw:path>
        <draw:path draw:style-name="gr8" draw:layer="layout" svg:width="0.189cm" svg:height="0.008cm" svg:x="2.054cm" svg:y="1.473cm" svg:viewBox="0 0 190 9" svg:d="m0 0c34 15 130 9 190 3">
          <text:p/>
        </draw:path>
        <draw:path draw:style-name="gr7" draw:layer="layout" svg:width="0.158cm" svg:height="0.233cm" svg:x="2.655cm" svg:y="0.78cm" svg:viewBox="0 0 159 234" svg:d="m0 19c262-104 153 253 5 212">
          <text:p/>
        </draw:path>
        <draw:path draw:style-name="gr7" draw:layer="layout" svg:width="0.072cm" svg:height="0.12cm" svg:x="2.683cm" svg:y="0.838cm" svg:viewBox="0 0 73 121" svg:d="m6 15c75-56 104 57-6 106">
          <text:p/>
        </draw:path>
        <draw:path draw:style-name="gr7" draw:layer="layout" svg:width="0.173cm" svg:height="0.226cm" svg:x="1.534cm" svg:y="0.864cm" svg:viewBox="0 0 174 227" svg:d="m150 9c-273-68-117 272 24 211">
          <text:p/>
        </draw:path>
        <draw:path draw:style-name="gr7" draw:layer="layout" svg:width="0.083cm" svg:height="0.113cm" svg:x="1.593cm" svg:y="0.92cm" svg:viewBox="0 0 84 114" svg:d="m64 10c-82-45-95 70 20 104">
          <text:p/>
        </draw:path>
        <draw:path draw:style-name="gr5" draw:layer="layout" svg:width="0.405cm" svg:height="1.056cm" svg:x="2.603cm" svg:y="2.352cm" svg:viewBox="0 0 406 1057" svg:d="m159 390c19 115 17 248-36 352-38 40-94-17-123 40 11 50 60 63 106 75-33 66-97 121-31 194 43-22 72-71 84-114 5 50-38 151 57 110 46-35 24-86 27-137 37 57 48 143 97 44 4-44-17-75-40-110-6-45 10-92 18-137 56-95 72-201 88-308-64-85 1-203-53-287-15-38-30-70-53-102-99-28-180 1-225 93-53 122 61 188 84 287z">
          <text:p/>
        </draw:path>
        <draw:path draw:style-name="gr4" draw:layer="layout" svg:width="0.503cm" svg:height="0.668cm" svg:x="2.503cm" svg:y="1.906cm" svg:viewBox="0 0 504 669" svg:d="m0 332c11 30 29 41 72 119 37 81 58 131 74 218 144-40 219-93 358-164-28-69-69-137-95-207-39-91-103-112-159-187-65-51-87-69-161-111z">
          <text:p/>
        </draw:path>
        <draw:path draw:style-name="gr5" draw:layer="layout" svg:width="0.439cm" svg:height="1.064cm" svg:x="1.132cm" svg:y="2.328cm" svg:viewBox="0 0 440 1065" svg:d="m294 401c-43 108-68 239-39 352 30 47 97 3 113 65-22 46-71 49-119 51 19 71 69 138-10 196-38-30-56-84-58-129-16 48 5 156-79 96-39-44-6-89 2-139-48 48-77 130-104 23 4-45 32-71 62-100 15-43 9-92 11-137-35-105-29-212-22-321 80-69 41-198 111-269 23-34 44-63 73-88 103-7 176 38 201 137 26 130-99 171-142 263z">
          <text:p/>
        </draw:path>
        <draw:path draw:style-name="gr4" draw:layer="layout" svg:width="0.532cm" svg:height="0.73cm" svg:x="1.155cm" svg:y="1.933cm" svg:viewBox="0 0 533 731" svg:d="m533 297c-25 86 14 44-33 119-41 79-89 229-110 315-141-48-256-184-390-262 31-68 115-138 145-206 44-89 88-88 148-160 55-42 71-99 185-103z">
          <text:p/>
        </draw:path>
        <draw:g>
          <draw:path draw:style-name="gr9" draw:text-style-name="P1" draw:layer="layout" svg:width="0.262cm" svg:height="0.522cm" svg:x="2.037cm" svg:y="2.149cm" svg:viewBox="0 0 263 523" svg:d="m104 0c-131 35-84 188-104 286 5-12 13-35 15-48 5-20 14-65 19-86 0-10-3-28-4-37 43-27 125-24 110 46 0 20 2 57 2 74 11 24 32 71 42 93-21-5-66-15-88-21 56 29 97 76 125 132-12 4-37 14-50 18 19 22 35 43 53 66 8-15 29-45 39-59 4-113-79-204-89-314-4-59-34-107-70-150z">
            <text:p/>
          </draw:path>
          <draw:path draw:style-name="gr10" draw:text-style-name="P1" draw:layer="layout" svg:width="0.11cm" svg:height="0.07cm" svg:x="2.068cm" svg:y="2.248cm" svg:viewBox="0 0 111 71" svg:d="m109 61c14-68-67-73-109-44 1 8 2 26 4 36 33 20 69 24 105 8z">
            <text:p/>
          </draw:path>
          <draw:path draw:style-name="gr11" draw:text-style-name="P1" draw:layer="layout" svg:width="0.125cm" svg:height="0.111cm" svg:x="2.054cm" svg:y="2.3cm" svg:viewBox="0 0 126 112" svg:d="m123 11c-35 14-70 10-105-11-5 23-14 66-18 88l52 23 7 1c17-7 50-21 67-26 0-20-3-57-3-75z">
            <text:p/>
          </draw:path>
          <draw:path draw:style-name="gr12" draw:text-style-name="P1" draw:layer="layout" svg:width="0.259cm" svg:height="0.379cm" svg:x="1.997cm" svg:y="2.385cm" svg:viewBox="0 0 260 380" svg:d="m184 0c-18 7-52 20-69 27h-3c-1 0-3 0-4 0l-53-25c-2 12-10 36-14 47l-14 49c-10 46-21 94-27 142 7 4 26 14 33 19 19 39 32 80 44 121 34-17 70-20 107-6 0-51 0-104 0-155l28 1c12-3 36-13 48-18-28-56-68-102-124-131 23 6 66 16 88 20-9-22-30-68-40-91z">
            <text:p/>
          </draw:path>
          <draw:path draw:style-name="gr13" draw:text-style-name="P1" draw:layer="layout" svg:width="0.006cm" svg:height="0cm" svg:x="2.105cm" svg:y="2.411cm" svg:viewBox="0 0 7 1" svg:d="m7 0h-7c1 0 2 1 4 1z">
            <text:p/>
          </draw:path>
          <draw:path draw:style-name="gr14" draw:text-style-name="P1" draw:layer="layout" svg:width="0.05cm" svg:height="0.066cm" svg:x="2.049cm" svg:y="2.558cm" svg:viewBox="0 0 51 67" svg:d="m36 0c-40 8-47 31-20 67 39-8 45-29 20-67z">
            <text:p/>
          </draw:path>
          <draw:path draw:style-name="gr15" draw:text-style-name="P1" draw:layer="layout" svg:width="0.191cm" svg:height="0.218cm" svg:x="2.18cm" svg:y="2.603cm" svg:viewBox="0 0 192 219" svg:d="m29 1-29-1c0 52 0 104 1 156l1 15 5 48c69-10 125-50 185-81-26-43-56-83-73-130-10 15-28 45-37 59-17-21-36-44-53-66z">
            <text:p/>
          </draw:path>
          <draw:path draw:style-name="gr16" draw:text-style-name="P1" draw:layer="layout" svg:width="0.195cm" svg:height="0.207cm" svg:x="1.878cm" svg:y="2.601cm" svg:viewBox="0 0 196 208" svg:d="m118 23c-12-6-38-17-53-23l-19 24c-10 14-33 39-45 53-1 32-1 65-1 98 21 9 65 24 87 31 31 3 61 3 92 0 5-10 13-31 17-43-12-40-27-81-44-120-8-5-25-14-34-20z">
            <text:p/>
          </draw:path>
          <draw:path draw:style-name="gr17" draw:text-style-name="P1" draw:layer="layout" svg:width="0.123cm" svg:height="0.055cm" svg:x="2.057cm" svg:y="2.75cm" svg:viewBox="0 0 124 56" svg:d="m124 8c-37-13-73-10-107 6-5 11-13 32-17 42 43 0 87-11 124-32z">
            <text:p/>
          </draw:path>
        </draw:g>
        <draw:path draw:style-name="gr1" draw:layer="layout" svg:width="1.229cm" svg:height="1.052cm" svg:x="1.559cm" svg:y="0.221cm" svg:viewBox="0 0 1230 1053" svg:d="m590 296c158-36 132-74 172-123 309-31 322 270 287 393 59-52 28-79 100-28 17 14 4 143 2 160-3 18-66 242-53 247 158-95 187-517 18-747-124-170-343-238-532-174-542-112-731 563-464 1029 31-106-58-317-19-432 33-29 41 29 83 24-141-287 14-442 204-472 49-43 48 108 202 12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.516cm" fo:page-height="4.5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1T19:57:13</dc:date>
    <dc:creator>yves </dc:creator>
    <meta:document-statistic meta:object-count="36"/>
    <meta:generator>LibreOffice/4.0.2.2$Linux_X86_64 LibreOffice_project/400m0$Build-2</meta:generator>
  </office:meta>
</office:document-meta>
</file>